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5cm" svg:y="2.25cm">
          <draw:text-box>
            <text:p><text:span text:style-name="T1">R </text:span><text:span text:style-name="T2">[n]</text:span></text:p>
          </draw:text-box>
        </draw:frame>
        <draw:frame draw:style-name="gr1" draw:text-style-name="P2" draw:layer="layout" svg:width="1cm" svg:height="1.65cm" svg:x="17.7cm" svg:y="10.55cm">
          <draw:text-box>
            <text:p><text:span text:style-name="T2">n</text:span></text:p>
          </draw:text-box>
        </draw:frame>
        <draw:frame draw:style-name="gr2" draw:text-style-name="P3" draw:layer="layout" svg:width="15.557cm" svg:height="8.605cm" svg:x="2.2cm" svg:y="3.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2T15:43:34.769182789</dc:date>
    <meta:editing-duration>PT16M58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58cm" svg:height="8.606cm" xlink:href="." xlink:type="simple" chart:class="chart:scatter" chart:style-name="ch1">
        <chart:plot-area chart:style-name="ch2" chart:data-source-has-labels="both" svg:x="0.311cm" svg:y="0.172cm" svg:width="14.936cm" svg:height="8.262cm">
          <chartooo:coordinate-region svg:x="1.038cm" svg:y="0.314cm" svg:width="14.049cm" svg:height="7.4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.479476">
                <text:p>10.4794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93542">
                <text:p>4.093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.173292">
                <text:p>6.173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.139403">
                <text:p>6.139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58949">
                <text:p>4.058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.186477">
                <text:p>10.186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.058949">
                <text:p>4.058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139403">
                <text:p>6.139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173292">
                <text:p>6.173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.093542">
                <text:p>4.093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